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 style:list-style-name="L1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 style:list-style-name="L3"/>
    <style:style style:name="T1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46469697" text:style-name="L3">
        <text:list-item>
          <text:p text:style-name="P3"><text:span text:style-name="T1">This is a bulleted points test.</text:span></text:p>
        </text:list-item>
        <text:list-item>
          <text:p text:style-name="P3"><text:span text:style-name="T1">Bullet 2</text:span></text:p>
        </text:list-item>
      </text:list>
      <text:p text:style-name="Standard"><text:span text:style-name="T1"/></text:p>
      <text:list xml:id="list1784668324" text:continue-numbering="true" text:style-name="L3">
        <text:list-item>
          <text:p text:style-name="P3"><text:span text:style-name="T1">Skip a line, and now bullet 3</text:span></text:p>
        </text:list-item>
      </text:list>
      <text:p text:style-name="Standard"><text:span text:style-name="T1"/></text:p>
      <text:p text:style-name="Standard"><text:span text:style-name="T1">And some normal tex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</meta:initial-creator>
    <meta:creation-date>2012-03-18T22:13:40</meta:creation-date>
    <dc:date>2012-03-18T22:18:32</dc:date>
    <dc:creator>Max </dc:creator>
    <meta:editing-duration>PT4M54S</meta:editing-duration>
    <meta:editing-cycles>3</meta:editing-cycles>
    <meta:generator>LibreOffice/3.4$Linux LibreOffice_project/340m1$Build-402</meta:generator>
    <meta:document-statistic meta:table-count="0" meta:image-count="0" meta:object-count="0" meta:page-count="1" meta:paragraph-count="4" meta:word-count="22" meta:character-count="92" meta:non-whitespace-character-count="77"/>
  </office:meta>
</office:document-meta>
</file>